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CredentialsDataSourceAdapter.getConnectio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redentialsDataSourceAdapter.setCatalog( Strin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UserCredentials.JdbcUserCredentials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CredentialsDataSourceAdapter.doGetConnection( @ Nullable String username , @ Nullable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CredentialsDataSourceAdapter.setSchema( String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redentialsDataSourceAdapter.removeCredentialsFromCurrent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redentialsDataSourceAdapt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redentialsDataSourceAdapter.setCredentialsForCurrentThread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redentialsDataSourceAdapt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redentialsDataSourceAdapter.getConn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UserCredential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